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Unicode MS" svg:font-family="Arial Unicode MS" style:font-family-generic="swiss" style:font-pitch="variable" svg:panose-1="2 11 6 4 2 2 2 2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內文" style:master-page-name="MP0" style:family="paragraph">
      <style:paragraph-properties fo:break-before="page" fo:text-align="center"/>
    </style:style>
    <style:style style:name="T2" style:parent-style-name="預設段落字型" style:family="text">
      <style:text-properties fo:font-weight="bold" style:font-weight-asian="bold" style:font-weight-complex="bold" fo:font-size="16pt" style:font-size-asian="16pt" style:font-size-complex="16pt"/>
    </style:style>
    <style:style style:name="P3" style:parent-style-name="內文" style:family="paragraph">
      <style:text-properties style:font-size-complex="18pt"/>
    </style:style>
    <style:style style:name="T4"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P5" style:parent-style-name="內文" style:family="paragraph">
      <style:paragraph-properties fo:text-align="center"/>
    </style:style>
    <style:style style:name="T6" style:parent-style-name="預設段落字型" style:family="text">
      <style:text-properties fo:font-size="10pt" style:font-size-asian="10pt"/>
    </style:style>
    <style:style style:name="P7" style:parent-style-name="內文" style:family="paragraph">
      <style:paragraph-properties fo:text-align="center"/>
      <style:text-properties style:font-name="標楷體" style:font-name-asian="標楷體" fo:font-weight="bold" style:font-weight-asian="bold" fo:letter-spacing="0.0138in"/>
    </style:style>
    <style:style style:name="T8" style:parent-style-name="預設段落字型" style:family="text">
      <style:text-properties fo:font-size="10pt" style:font-size-asian="10pt"/>
    </style:style>
    <style:style style:name="T9" style:parent-style-name="預設段落字型" style:family="text">
      <style:text-properties fo:font-size="10pt" style:font-size-asian="10pt"/>
    </style:style>
    <style:style style:name="T10" style:parent-style-name="預設段落字型" style:family="text">
      <style:text-properties fo:font-size="10pt" style:font-size-asian="10pt"/>
    </style:style>
    <style:style style:name="T11" style:parent-style-name="預設段落字型" style:family="text">
      <style:text-properties fo:font-size="10pt" style:font-size-asian="10pt"/>
    </style:style>
    <style:style style:name="T12" style:parent-style-name="預設段落字型" style:family="text">
      <style:text-properties fo:font-size="10pt" style:font-size-asian="10pt"/>
    </style:style>
    <style:style style:name="P13" style:parent-style-name="本文" style:family="paragraph">
      <style:paragraph-properties fo:line-height="0.25in"/>
      <style:text-properties style:font-name="標楷體" style:font-name-asian="標楷體" fo:letter-spacing="-0.0138in" style:text-scale="90%" style:letter-kerning="true" style:text-position="30% 100%" fo:font-size="10pt" style:font-size-asian="10pt" style:font-size-complex="10pt"/>
    </style:style>
    <style:style style:name="T14" style:parent-style-name="預設段落字型" style:family="text">
      <style:text-properties fo:font-size="10pt" style:font-size-asian="10pt"/>
    </style:style>
    <style:style style:name="P15" style:parent-style-name="本文" style:family="paragraph">
      <style:paragraph-properties fo:line-height="0.25in"/>
      <style:text-properties style:font-name="標楷體" style:font-name-asian="標楷體" fo:letter-spacing="-0.0138in" style:text-scale="90%" style:letter-kerning="true" style:text-position="30% 100%" fo:font-size="10pt" style:font-size-asian="10pt" style:font-size-complex="10pt"/>
    </style:style>
    <style:style style:name="T16" style:parent-style-name="預設段落字型" style:family="text">
      <style:text-properties fo:font-size="10pt" style:font-size-asian="10pt"/>
    </style:style>
    <style:style style:name="T17" style:parent-style-name="預設段落字型" style:family="text">
      <style:text-properties fo:font-size="10pt" style:font-size-asian="10pt"/>
    </style:style>
    <style:style style:name="T18" style:parent-style-name="預設段落字型" style:family="text">
      <style:text-properties fo:font-size="10pt" style:font-size-asian="10pt"/>
    </style:style>
    <style:style style:name="P19" style:parent-style-name="內文" style:family="paragraph">
      <style:paragraph-properties fo:line-height="0.25in" fo:margin-left="0.1937in" fo:text-indent="-0.1937in">
        <style:tab-stops/>
      </style:paragraph-properties>
      <style:text-properties style:font-name="標楷體" style:font-name-asian="標楷體" fo:letter-spacing="-0.0138in" style:text-scale="90%" style:text-position="30% 100%" fo:font-size="10pt" style:font-size-asian="10pt" style:font-size-complex="10pt"/>
    </style:style>
    <style:style style:name="P20" style:parent-style-name="內文" style:family="paragraph">
      <style:paragraph-properties fo:line-height="0.25in" fo:margin-left="0.1937in" fo:text-indent="-0.1937in">
        <style:tab-stops/>
      </style:paragraph-properties>
      <style:text-properties style:font-name="標楷體" style:font-name-asian="標楷體" fo:letter-spacing="-0.0138in" style:text-scale="90%" style:text-position="30% 100%" fo:font-size="10pt" style:font-size-asian="10pt" style:font-size-complex="10pt"/>
    </style:style>
    <style:style style:name="P21" style:parent-style-name="內文" style:family="paragraph">
      <style:paragraph-properties fo:line-height="0.25in" fo:margin-left="0.1937in" fo:text-indent="-0.1937in">
        <style:tab-stops/>
      </style:paragraph-properties>
      <style:text-properties style:font-name="標楷體" style:font-name-asian="標楷體" fo:letter-spacing="-0.0138in" style:text-scale="90%" style:text-position="30% 100%" fo:font-size="10pt" style:font-size-asian="10pt" style:font-size-complex="10pt"/>
    </style:style>
    <style:style style:name="P22" style:parent-style-name="內文" style:family="paragraph">
      <style:paragraph-properties fo:line-height="0.25in" fo:margin-left="0.1937in" fo:text-indent="-0.1937in">
        <style:tab-stops/>
      </style:paragraph-properties>
      <style:text-properties style:font-name="標楷體" style:font-name-asian="標楷體" fo:letter-spacing="-0.0138in" style:text-scale="90%" style:text-position="30% 100%" fo:font-size="10pt" style:font-size-asian="10pt" style:font-size-complex="10pt"/>
    </style:style>
    <style:style style:name="T23" style:parent-style-name="預設段落字型" style:family="text">
      <style:text-properties fo:font-size="10pt" style:font-size-asian="10pt"/>
    </style:style>
    <style:style style:name="P24" style:parent-style-name="內文" style:family="paragraph">
      <style:paragraph-properties fo:line-height="0.25in" fo:margin-left="0.1937in" fo:text-indent="-0.1937in">
        <style:tab-stops/>
      </style:paragraph-properties>
      <style:text-properties style:font-name="標楷體" style:font-name-asian="標楷體" fo:letter-spacing="-0.0138in" style:text-scale="90%" style:text-position="30% 100%" fo:font-size="10pt" style:font-size-asian="10pt" style:font-size-complex="10pt"/>
    </style:style>
    <style:style style:name="P25" style:parent-style-name="內文" style:family="paragraph">
      <style:paragraph-properties fo:line-height="0.25in" fo:margin-left="0.2277in" fo:text-indent="-0.2277in">
        <style:tab-stops/>
      </style:paragraph-properties>
      <style:text-properties style:font-name="標楷體" style:font-name-asian="標楷體" fo:letter-spacing="-0.0138in" style:text-scale="90%" style:text-position="30% 100%" fo:font-size="10pt" style:font-size-asian="10pt" style:font-size-complex="10pt"/>
    </style:style>
    <style:style style:name="P26" style:parent-style-name="內文" style:family="paragraph">
      <style:paragraph-properties fo:line-height="0.25in" fo:margin-left="0.2277in" fo:text-indent="-0.2277in">
        <style:tab-stops/>
      </style:paragraph-properties>
      <style:text-properties style:font-name="標楷體" style:font-name-asian="標楷體" fo:letter-spacing="-0.0138in" style:text-scale="90%" style:text-position="30% 100%" fo:font-size="10pt" style:font-size-asian="10pt" style:font-size-complex="10pt"/>
    </style:style>
    <style:style style:name="P27" style:parent-style-name="內文" style:family="paragraph">
      <style:paragraph-properties fo:line-height="0.25in" fo:margin-left="0.2277in" fo:text-indent="-0.2277in">
        <style:tab-stops/>
      </style:paragraph-properties>
      <style:text-properties style:font-name="標楷體" style:font-name-asian="標楷體" fo:letter-spacing="-0.0138in" style:text-scale="90%" style:text-position="30% 100%" fo:font-size="10pt" style:font-size-asian="10pt" style:font-size-complex="10pt"/>
    </style:style>
    <style:style style:name="P28" style:parent-style-name="內文" style:family="paragraph">
      <style:paragraph-properties fo:line-height="0.25in" fo:margin-left="0.2277in" fo:text-indent="-0.2277in">
        <style:tab-stops/>
      </style:paragraph-properties>
      <style:text-properties style:font-name="標楷體" style:font-name-asian="標楷體" fo:letter-spacing="-0.0138in" style:text-scale="90%" style:text-position="30% 100%" fo:font-size="10pt" style:font-size-asian="10pt" style:font-size-complex="10pt"/>
    </style:style>
    <style:style style:name="P29" style:parent-style-name="內文" style:family="paragraph">
      <style:paragraph-properties fo:line-height="0.25in" fo:margin-left="0.2277in" fo:text-indent="-0.2277in">
        <style:tab-stops/>
      </style:paragraph-properties>
      <style:text-properties style:font-name="標楷體" style:font-name-asian="標楷體" fo:letter-spacing="-0.0138in" style:text-scale="90%" style:text-position="30% 100%" fo:font-size="10pt" style:font-size-asian="10pt" style:font-size-complex="10pt"/>
    </style:style>
    <style:style style:name="P30" style:parent-style-name="內文" style:family="paragraph">
      <style:paragraph-properties fo:line-height="0.25in" fo:margin-left="0.2277in" fo:text-indent="-0.2277in">
        <style:tab-stops/>
      </style:paragraph-properties>
      <style:text-properties style:font-name="標楷體" style:font-name-asian="標楷體" fo:letter-spacing="-0.0138in" style:text-scale="90%" style:text-position="30% 100%" fo:font-size="10pt" style:font-size-asian="10pt" style:font-size-complex="10pt"/>
    </style:style>
    <style:style style:name="P31" style:parent-style-name="內文" style:family="paragraph">
      <style:paragraph-properties fo:line-height="0.25in" fo:margin-left="0.2277in" fo:text-indent="-0.2277in">
        <style:tab-stops/>
      </style:paragraph-properties>
      <style:text-properties style:font-name="標楷體" style:font-name-asian="標楷體" fo:letter-spacing="-0.0138in" style:text-scale="90%" style:text-position="30% 100%" fo:font-size="10pt" style:font-size-asian="10pt" style:font-size-complex="10pt"/>
    </style:style>
    <style:style style:name="P32" style:parent-style-name="內文" style:family="paragraph">
      <style:paragraph-properties fo:line-height="0.25in" fo:margin-left="0.2277in" fo:text-indent="-0.2277in">
        <style:tab-stops/>
      </style:paragraph-properties>
      <style:text-properties style:font-name="標楷體" style:font-name-asian="標楷體" fo:letter-spacing="-0.0138in" style:text-scale="90%" style:text-position="30% 100%" fo:font-size="10pt" style:font-size-asian="10pt" style:font-size-complex="10pt"/>
    </style:style>
    <style:style style:name="P33" style:parent-style-name="內文" style:family="paragraph">
      <style:paragraph-properties fo:line-height="0.25in" fo:margin-left="0.1937in" fo:text-indent="-0.1937in">
        <style:tab-stops/>
      </style:paragraph-properties>
      <style:text-properties style:font-name="標楷體" style:font-name-asian="標楷體" fo:letter-spacing="-0.0138in" style:text-scale="90%" style:text-position="30% 100%" fo:font-size="10pt" style:font-size-asian="10pt" style:font-size-complex="10pt"/>
    </style:style>
    <style:style style:name="P34" style:parent-style-name="內文" style:family="paragraph">
      <style:text-properties fo:font-size="9pt" style:font-size-asian="9pt" style:font-size-complex="9pt"/>
    </style:style>
    <style:style style:name="T35" style:parent-style-name="預設段落字型" style:family="text">
      <style:text-properties fo:font-size="10pt" style:font-size-asian="10pt"/>
    </style:style>
    <style:style style:name="P36" style:parent-style-name="本文" style:family="paragraph">
      <style:paragraph-properties fo:line-height="0.25in"/>
      <style:text-properties style:font-name="標楷體" style:font-name-asian="標楷體" fo:letter-spacing="-0.0138in" style:text-scale="90%" style:text-position="30% 100%" fo:font-size="10pt" style:font-size-asian="10pt" style:font-size-complex="10pt"/>
    </style:style>
    <style:style style:name="T37" style:parent-style-name="預設段落字型" style:family="text">
      <style:text-properties fo:font-size="10pt" style:font-size-asian="10pt"/>
    </style:style>
    <style:style style:name="P38" style:parent-style-name="本文" style:family="paragraph">
      <style:paragraph-properties fo:line-height="0.1944in"/>
      <style:text-properties style:font-name="標楷體" style:font-name-asian="標楷體" fo:letter-spacing="-0.0138in" style:text-scale="90%" style:text-position="33.3% 100%" fo:font-size="9pt" style:font-size-asian="9pt" style:font-size-complex="9pt"/>
    </style:style>
    <style:style style:name="T39" style:parent-style-name="預設段落字型" style:family="text">
      <style:text-properties fo:font-size="10pt" style:font-size-asian="10pt"/>
    </style:style>
    <style:style style:name="T40" style:parent-style-name="預設段落字型" style:family="text">
      <style:text-properties fo:font-size="10pt" style:font-size-asian="10pt"/>
    </style:style>
    <style:style style:name="T41" style:parent-style-name="預設段落字型" style:family="text">
      <style:text-properties fo:font-size="10pt" style:font-size-asian="10pt"/>
    </style:style>
    <style:style style:name="T42" style:parent-style-name="預設段落字型" style:family="text">
      <style:text-properties fo:font-size="10pt" style:font-size-asian="10pt"/>
    </style:style>
    <style:style style:name="P43" style:parent-style-name="內文" style:family="paragraph">
      <style:paragraph-properties style:punctuation-wrap="simple" fo:text-align="justify" fo:line-height="0.25in"/>
      <style:text-properties style:font-name="標楷體" style:font-name-asian="標楷體" fo:letter-spacing="-0.0138in" style:text-scale="90%" style:text-position="30% 100%" fo:font-size="10pt" style:font-size-asian="10pt" style:font-size-complex="10pt"/>
    </style:style>
    <style:style style:name="T44" style:parent-style-name="預設段落字型" style:family="text">
      <style:text-properties fo:font-size="10pt" style:font-size-asian="10pt"/>
    </style:style>
    <style:style style:name="P45" style:parent-style-name="內文" style:family="paragraph">
      <style:paragraph-properties style:punctuation-wrap="simple" fo:text-align="justify" fo:line-height="0.25in"/>
      <style:text-properties style:font-name="標楷體" style:font-name-asian="標楷體" fo:letter-spacing="-0.0138in" style:text-scale="90%" style:text-position="30% 100%" fo:font-size="10pt" style:font-size-asian="10pt" style:font-size-complex="10pt"/>
    </style:style>
    <style:style style:name="P46" style:parent-style-name="內文" style:family="paragraph">
      <style:paragraph-properties fo:line-height="0.2222in"/>
      <style:text-properties style:font-name="標楷體" style:font-name-asian="標楷體" fo:letter-spacing="-0.0138in" style:text-scale="90%" style:text-position="33.3% 100%" fo:font-size="9pt" style:font-size-asian="9pt" style:font-size-complex="9pt"/>
    </style:style>
    <style:style style:name="P47" style:parent-style-name="內文" style:family="paragraph">
      <style:paragraph-properties fo:line-height="0.25in"/>
      <style:text-properties style:font-name="標楷體" style:font-name-asian="標楷體" fo:font-size="9pt" style:font-size-asian="9pt" style:font-size-complex="9pt"/>
    </style:style>
    <style:style style:name="P48" style:parent-style-name="內文" style:family="paragraph">
      <style:paragraph-properties fo:text-align="center" fo:line-height="0.1944in"/>
      <style:text-properties style:font-name="標楷體" style:font-name-asian="標楷體" fo:font-size="14pt" style:font-size-asian="14pt" style:font-size-complex="14pt"/>
    </style:style>
    <style:style style:name="P49" style:parent-style-name="內文" style:family="paragraph">
      <style:paragraph-properties fo:text-align="center" fo:line-height="0.1944in"/>
      <style:text-properties style:font-name="標楷體" style:font-name-asian="標楷體" fo:font-size="14pt" style:font-size-asian="14pt" style:font-size-complex="14pt"/>
    </style:style>
    <style:style style:name="P50" style:parent-style-name="內文" style:family="paragraph">
      <style:paragraph-properties fo:text-align="center" fo:line-height="0.1944in"/>
      <style:text-properties style:font-name="標楷體" style:font-name-asian="標楷體"/>
    </style:style>
    <style:style style:name="P51" style:parent-style-name="內文" style:family="paragraph">
      <style:paragraph-properties fo:text-align="center" fo:line-height="0.1944in"/>
      <style:text-properties style:font-name="標楷體" style:font-name-asian="標楷體"/>
    </style:style>
    <style:style style:name="T52" style:parent-style-name="預設段落字型" style:family="text">
      <style:text-properties fo:font-size="10pt" style:font-size-asian="10pt"/>
    </style:style>
    <style:style style:name="P53" style:parent-style-name="內文" style:family="paragraph">
      <style:paragraph-properties>
        <style:tab-stops>
          <style:tab-stop style:type="left" style:position="4.6805in"/>
        </style:tab-stops>
      </style:paragraph-properties>
    </style:style>
    <style:style style:name="P54" style:parent-style-name="內文" style:family="paragraph">
      <style:paragraph-properties fo:line-height="0.25in"/>
      <style:text-properties style:font-name="標楷體" style:font-name-asian="標楷體" fo:font-size="10pt" style:font-size-asian="10pt" style:font-size-complex="10pt"/>
    </style:style>
    <style:style style:name="P55" style:parent-style-name="內文" style:family="paragraph">
      <style:paragraph-properties fo:line-height="0.25in"/>
    </style:style>
    <style:style style:name="T56" style:parent-style-name="預設段落字型" style:family="text">
      <style:text-properties style:font-name="標楷體" style:font-name-asian="標楷體" fo:font-size="10pt" style:font-size-asian="10pt" style:font-size-complex="10pt"/>
    </style:style>
    <style:style style:name="P57" style:parent-style-name="內文" style:family="paragraph">
      <style:paragraph-properties fo:line-height="0.25in"/>
      <style:text-properties style:font-name="標楷體" style:font-name-asian="標楷體" fo:letter-spacing="-0.0138in" style:text-scale="90%" style:text-position="33.3% 100%" fo:font-size="9pt" style:font-size-asian="9pt" style:font-size-complex="9pt"/>
    </style:style>
    <style:style style:name="P58" style:parent-style-name="內文" style:family="paragraph">
      <style:paragraph-properties fo:line-height="0.25in"/>
      <style:text-properties style:font-name="標楷體" style:font-name-asian="標楷體" fo:letter-spacing="-0.0138in" style:text-scale="90%" style:text-position="33.3% 100%" fo:font-size="9pt" style:font-size-asian="9pt" style:font-size-complex="9pt"/>
    </style:style>
    <style:style style:name="P59" style:parent-style-name="內文" style:family="paragraph">
      <style:paragraph-properties fo:line-height="0.25in"/>
      <style:text-properties style:font-name="標楷體" style:font-name-asian="標楷體" fo:letter-spacing="-0.0138in" style:text-scale="90%" style:text-position="33.3% 100%" fo:font-size="9pt" style:font-size-asian="9pt" style:font-size-complex="9pt"/>
    </style:style>
    <style:style style:name="P60" style:parent-style-name="內文" style:family="paragraph">
      <style:paragraph-properties fo:line-height="0.25in"/>
      <style:text-properties style:font-name="標楷體" style:font-name-asian="標楷體" fo:font-size="10pt" style:font-size-asian="10pt" style:font-size-complex="10pt"/>
    </style:style>
    <style:style style:name="P61" style:parent-style-name="內文" style:family="paragraph">
      <style:paragraph-properties fo:line-height="0.25in"/>
      <style:text-properties style:font-name="標楷體" style:font-name-asian="標楷體" fo:font-size="9pt" style:font-size-asian="9pt" style:font-size-complex="9pt"/>
    </style:style>
    <style:style style:family="graphic" style:name="a3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9">
      <style:graphic-properties style:wrap="run-through" style:run-through="foreground" draw:fill="none" draw:stroke="solid" svg:stroke-width="0.01042in" svg:stroke-color="#000000" draw:marker-end="a38" svg:stroke-opacity="100%" draw:stroke-linejoin="round" style:horizontal-rel="paragraph" style:vertical-rel="paragraph" style:horizontal-pos="from-left" style:vertical-pos="from-top"/>
    </style:style>
    <style:style style:family="graphic" style:name="a21">
      <style:graphic-properties style:wrap="run-through" style:run-through="foreground" draw:fill="none" draw:stroke="solid" svg:stroke-width="0.01042in" svg:stroke-color="#000000" draw:marker-end="a20" svg:stroke-opacity="100%" draw:stroke-linejoin="round" style:horizontal-rel="paragraph" style:vertical-rel="paragraph" style:horizontal-pos="from-left" style:vertical-pos="from-top"/>
    </style:style>
    <style:style style:family="graphic" style:name="a23">
      <style:graphic-properties style:wrap="run-through" style:run-through="foreground" draw:fill="none" draw:stroke="solid" svg:stroke-width="0.01042in" svg:stroke-color="#000000" draw:marker-end="a22" svg:stroke-opacity="100%" draw:stroke-linejoin="round" style:horizontal-rel="paragraph" style:vertical-rel="paragraph" style:horizontal-pos="from-left" style:vertical-pos="from-top"/>
    </style:style>
    <style:style style:family="graphic" style:name="a6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style:wrap="run-through" style:run-through="foreground" draw:fill="none" draw:stroke="solid" svg:stroke-width="0.01042in" svg:stroke-color="#000000" draw:marker-end="a24" svg:stroke-opacity="100%" draw:stroke-linejoin="round" style:horizontal-rel="paragraph" style:vertical-rel="paragraph" style:horizontal-pos="from-left" style:vertical-pos="from-top"/>
    </style:style>
    <style:style style:family="graphic" style:name="a62" style:parent-style-name="Graphics">
      <style:graphic-properties fo:wrap-option="wrap" fo:border="0.01042in solid #000000" fo:padding-top="0.05in" fo:padding-bottom="0.05in" fo:padding-left="0.1in" fo:padding-right="0.1in" fo:background-color="#ffcc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solid #000000" fo:padding-top="0.05in" fo:padding-bottom="0.05in" fo:padding-left="0.1in" fo:padding-right="0.1in" fo:background-color="#ffff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solid #000000" fo:padding-top="0.05in" fo:padding-bottom="0.05in" fo:padding-left="0.1in" fo:padding-right="0.1in" fo:background-color="#ffff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solid #000000" fo:padding-top="0.05in" fo:padding-bottom="0.05in" fo:padding-left="0.1in" fo:padding-right="0.1in" fo:background-color="#ffcc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 style:parent-style-name="Graphics">
      <style:graphic-properties fo:wrap-option="wrap" fo:border="0.01042in solid #000000" fo:padding-top="0.05in" fo:padding-bottom="0.05in" fo:padding-left="0.1in" fo:padding-right="0.1in" fo:background-color="#ffff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solid #000000" fo:padding-top="0.05in" fo:padding-bottom="0.05in" fo:padding-left="0.1in" fo:padding-right="0.1in" fo:background-color="#ffcc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1">
      <style:graphic-properties style:wrap="run-through" style:run-through="foreground" draw:fill="none" draw:stroke="solid" svg:stroke-width="0.01042in" svg:stroke-color="#000000" draw:marker-end="a10" svg:stroke-opacity="100%" draw:stroke-linejoin="round" style:horizontal-rel="paragraph" style:vertical-rel="paragraph" style:horizontal-pos="from-left" style:vertical-pos="from-top"/>
    </style:style>
    <style:style style:family="graphic" style:name="a13">
      <style:graphic-properties style:wrap="run-through" style:run-through="foreground" draw:fill="none" draw:stroke="solid" svg:stroke-width="0.01042in" svg:stroke-color="#000000" draw:marker-end="a12" svg:stroke-opacity="100%" draw:stroke-linejoin="round" style:horizontal-rel="paragraph" style:vertical-rel="paragraph" style:horizontal-pos="from-left" style:vertical-pos="from-top"/>
    </style:style>
    <style:style style:family="graphic" style:name="a14" style:parent-style-name="Graphics">
      <style:graphic-properties fo:wrap-option="wrap" fo:border="0.01042in solid #000000" fo:padding-top="0.05in" fo:padding-bottom="0.05in" fo:padding-left="0.1in" fo:padding-right="0.1in" fo:background-color="#ffcc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graphic-properties style:wrap="run-through" style:run-through="foreground" draw:fill="none" draw:stroke="solid" svg:stroke-width="0.01042in" svg:stroke-color="#000000" draw:marker-end="a50" svg:stroke-opacity="100%" draw:stroke-linejoin="round" style:horizontal-rel="paragraph" style:vertical-rel="paragraph" style:horizontal-pos="from-left" style:vertical-pos="from-top"/>
    </style:style>
    <style:style style:family="graphic" style:name="a15" style:parent-style-name="Graphics">
      <style:graphic-properties fo:wrap-option="wrap" fo:border="0.01042in solid #000000" fo:padding-top="0.05in" fo:padding-bottom="0.05in" fo:padding-left="0.1in" fo:padding-right="0.1in" fo:background-color="#ffff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in" fo:padding-bottom="0.05in" fo:padding-left="0.1in" fo:padding-right="0.1in" fo:background-color="#ffff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graphic-properties style:wrap="run-through" style:run-through="foreground" draw:fill="none" draw:stroke="solid" svg:stroke-width="0.01042in" svg:stroke-color="#000000" draw:marker-end="a52" svg:stroke-opacity="100%" draw:stroke-linejoin="round" style:horizontal-rel="paragraph" style:vertical-rel="paragraph" style:horizontal-pos="from-left" style:vertical-pos="from-top"/>
    </style:style>
    <style:style style:family="graphic" style:name="a17" style:parent-style-name="Graphics">
      <style:graphic-properties fo:wrap-option="wrap" fo:border="0.01042in solid #000000" fo:padding-top="0.05in" fo:padding-bottom="0.05in" fo:padding-left="0.1in" fo:padding-right="0.1in" fo:background-color="#ffcc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graphic-properties style:wrap="run-through" style:run-through="foreground" draw:fill="none" draw:stroke="solid" svg:stroke-width="0.01042in" svg:stroke-color="#000000" draw:marker-end="a54" svg:stroke-opacity="100%" draw:stroke-linejoin="round" style:horizontal-rel="paragraph" style:vertical-rel="paragraph" style:horizontal-pos="from-left" style:vertical-pos="from-top"/>
    </style:style>
    <style:style style:family="graphic" style:name="a19">
      <style:graphic-properties style:wrap="run-through" style:run-through="foreground" draw:fill="none" draw:stroke="solid" svg:stroke-width="0.01042in" svg:stroke-color="#000000" draw:marker-end="a18" svg:stroke-opacity="100%" draw:stroke-linejoin="round" style:horizontal-rel="paragraph" style:vertical-rel="paragraph" style:horizontal-pos="from-left" style:vertical-pos="from-top"/>
    </style:style>
    <style:style style:family="graphic" style:name="a57">
      <style:graphic-properties style:wrap="run-through" style:run-through="foreground" draw:fill="none" draw:stroke="solid" svg:stroke-width="0.01042in" svg:stroke-color="#000000" draw:marker-end="a56" svg:stroke-opacity="100%" draw:stroke-linejoin="round"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right" style:wrap="run-through" style:run-through="foreground" style:horizontal-rel="paragraph" style:vertical-rel="paragraph" style:horizontal-pos="from-left" style:vertical-pos="from-top" draw:auto-grow-width="false" draw:auto-grow-height="false"/>
      <style:paragraph-properties style:font-independent-line-spacing="false" style:writing-mode="tb-rl"/>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graphic-properties style:wrap="run-through" style:run-through="foreground" draw:fill="none" draw:stroke="solid" svg:stroke-width="0.01042in" svg:stroke-color="#000000" draw:marker-end="a58" svg:stroke-opacity="100%" draw:stroke-linejoin="round" style:horizontal-rel="paragraph" style:vertical-rel="paragraph" style:horizontal-pos="from-left" style:vertical-pos="from-top"/>
    </style:style>
    <style:style style:family="graphic" style:name="a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1">
      <style:graphic-properties style:wrap="run-through" style:run-through="foreground" draw:fill="none" draw:stroke="solid" svg:stroke-width="0.01042in" svg:stroke-color="#000000" draw:marker-end="a40" svg:stroke-opacity="100%" draw:stroke-linejoin="round" style:horizontal-rel="paragraph" style:vertical-rel="paragraph" style:horizontal-pos="from-left" style:vertical-pos="from-top"/>
    </style:style>
    <style:style style:family="graphic" style:name="a4">
      <style:graphic-properties style:wrap="run-through" style:run-through="foreground" draw:fill="none" draw:stroke="solid" svg:stroke-width="0.01042in" svg:stroke-color="#000000" draw:marker-end="a3" svg:stroke-opacity="100%" draw:stroke-linejoin="round" style:horizontal-rel="paragraph" style:vertical-rel="paragraph" style:horizontal-pos="from-left" style:vertical-pos="from-top"/>
    </style:style>
    <style:style style:family="graphic" style:name="a4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
      <style:graphic-properties style:wrap="run-through" style:run-through="foreground" draw:fill="none" draw:stroke="solid" svg:stroke-width="0.01042in" svg:stroke-color="#000000" draw:marker-end="a5" svg:stroke-opacity="100%" draw:stroke-linejoin="round" style:horizontal-rel="paragraph" style:vertical-rel="paragraph" style:horizontal-pos="from-left" style:vertical-pos="from-top"/>
    </style:style>
    <style:style style:family="graphic" style:name="a44">
      <style:graphic-properties style:wrap="run-through" style:run-through="foreground" draw:fill="none" draw:stroke="solid" svg:stroke-width="0.01042in" svg:stroke-color="#000000" draw:marker-end="a43" svg:stroke-opacity="100%" draw:stroke-linejoin="round" style:horizontal-rel="paragraph" style:vertical-rel="paragraph" style:horizontal-pos="from-left" style:vertical-pos="from-top"/>
    </style:style>
    <style:style style:family="graphic" style:name="a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5" style:parent-style-name="Graphics">
      <style:graphic-properties fo:wrap-option="wrap" fo:border="0.01042in solid #000000" fo:padding-top="0.05in" fo:padding-bottom="0.05in" fo:padding-left="0.1in" fo:padding-right="0.1in" fo:background-color="#ffff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solid #000000" fo:padding-top="0.05in" fo:padding-bottom="0.05in" fo:padding-left="0.1in" fo:padding-right="0.1in" fo:background-color="#ffcc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solid #000000" fo:padding-top="0.05in" fo:padding-bottom="0.05in" fo:padding-left="0.1in" fo:padding-right="0.1in" fo:background-color="#ffcc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solid #000000" fo:padding-top="0.05in" fo:padding-bottom="0.05in" fo:padding-left="0.1in" fo:padding-right="0.1in" fo:background-color="#ffff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solid #000000" fo:padding-top="0.05in" fo:padding-bottom="0.05in" fo:padding-left="0.1in" fo:padding-right="0.1in" fo:background-color="#ffcc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042in solid #000000" fo:padding-top="0.05in" fo:padding-bottom="0.05in" fo:padding-left="0.1in" fo:padding-right="0.1in" fo:background-color="#ffff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solid #000000" fo:padding-top="0.05in" fo:padding-bottom="0.05in" fo:padding-left="0.1in" fo:padding-right="0.1in" fo:background-color="#ffff9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run-through" style:run-through="foreground" draw:fill="none" draw:stroke="solid" svg:stroke-width="0.01042in" svg:stroke-color="#000000" draw:marker-end="a29" svg:stroke-opacity="100%" draw:stroke-linejoin="round" style:horizontal-rel="paragraph" style:vertical-rel="paragraph" style:horizontal-pos="from-left" style:vertical-pos="from-top"/>
    </style:style>
    <style:style style:family="graphic" style:name="a3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4">
      <style:graphic-properties style:wrap="run-through" style:run-through="foreground" draw:fill="none" draw:stroke="solid" svg:stroke-width="0.01042in" svg:stroke-color="#000000" draw:marker-end="a33" svg:stroke-opacity="100%" draw:stroke-linejoin="round" style:horizontal-rel="paragraph" style:vertical-rel="paragraph" style:horizontal-pos="from-left" style:vertical-pos="from-top"/>
    </style:style>
    <style:style style:family="graphic" style:name="a36">
      <style:graphic-properties style:wrap="run-through" style:run-through="foreground" draw:fill="none" draw:stroke="solid" svg:stroke-width="0.01042in" svg:stroke-color="#000000" draw:marker-end="a35" svg:stroke-opacity="100%" draw:stroke-linejoin="round" style:horizontal-rel="paragraph" style:vertical-rel="paragraph" style:horizontal-pos="from-left" style:vertical-pos="from-top"/>
    </style:style>
  </office:automatic-styles>
  <office:body>
    <office:text text:use-soft-page-breaks="true">
      <text:p text:style-name="P1"><text:span text:style-name="T2"><draw:frame draw:z-index="251648512" draw:id="id0" draw:style-name="a0" draw:name="Text Box 16" text:anchor-type="paragraph" svg:x="9.25in" svg:y="0in" svg:width="0.58333in" svg:height="3.875in" style:rel-width="scale" style:rel-height="scale"><draw:text-box><text:p text:style-name="P3"/></draw:text-box><svg:title/><svg:desc/></draw:frame></text:span><text:span text:style-name="T4">領得使用執照建築物申請變更戶數審查流程圖</text:span></text:p>
      <text:p text:style-name="P5"><text:span text:style-name="T6"><draw:frame draw:z-index="251634176" draw:id="id1" draw:style-name="a1" draw:name="Text Box 2" text:anchor-type="paragraph" svg:x="0.875in" svg:y="0.125in" svg:width="4.41667in" svg:height="0.375in" style:rel-width="scale" style:rel-height="scale"><draw:text-box><text:p text:style-name="P7">確認建築物變更戶數涉及更動事項</text:p></draw:text-box><svg:title/><svg:desc/></draw:frame></text:span></text:p>
      <text:p text:style-name="內文"/>
      <text:p text:style-name="內文"><text:span text:style-name="T8"><draw:connector draw:type="line" svg:x1="3in" svg:y1="0in" svg:x2="3in" svg:y2="0.25in" draw:z-index="251635200" draw:id="id2" draw:style-name="a2" draw:name="Line 3" text:anchor-type="paragraph"><svg:title/><svg:desc/></draw:connector></text:span></text:p>
      <text:p text:style-name="內文"><text:span text:style-name="T9"><draw:connector draw:type="line" svg:x1="3.95903in" svg:y1="-0.00278in" svg:x2="3.95903in" svg:y2="0.24722in" draw:z-index="251638272" draw:id="id3" draw:style-name="a4" draw:name="Line 6" text:anchor-type="paragraph"><svg:title/><svg:desc/></draw:connector></text:span><text:span text:style-name="T10"><draw:connector draw:type="line" svg:x1="2.125in" svg:y1="0in" svg:x2="2.125in" svg:y2="0.25in" draw:z-index="251637248" draw:id="id4" draw:style-name="a6" draw:name="Line 5" text:anchor-type="paragraph"><svg:title/><svg:desc/></draw:connector></text:span><text:span text:style-name="T11"><draw:connector draw:type="line" svg:x1="2.125in" svg:y1="0in" svg:x2="3.95833in" svg:y2="0in" draw:z-index="251636224" draw:id="id5" draw:style-name="a7" draw:name="Line 4" text:anchor-type="paragraph"><svg:title/><svg:desc/></draw:connector></text:span></text:p>
      <text:p text:style-name="內文"><text:span text:style-name="T12"><draw:frame draw:z-index="251639296" draw:id="id6" draw:style-name="a8" draw:name="Text Box 7" text:anchor-type="paragraph" svg:x="0.625in" svg:y="0in" svg:width="2.20833in" svg:height="0.875in" style:rel-width="scale" style:rel-height="scale"><draw:text-box><text:p text:style-name="P13">供公眾使用建築物涉及分間（戶）牆位置變更、增加或減少且未符合新北市建築物免辦變更使用執照要點規定。</text:p></draw:text-box><svg:title/><svg:desc/></draw:frame></text:span><text:span text:style-name="T14"><draw:frame draw:z-index="251640320" draw:id="id7" draw:style-name="a9" draw:name="Text Box 8" text:anchor-type="paragraph" svg:x="3.25in" svg:y="0in" svg:width="3in" svg:height="0.875in" style:rel-width="scale" style:rel-height="scale"><draw:text-box><text:p text:style-name="P15">非供公眾使用建築物及供公眾使用建築物戶數變更前、後均未涉及主要構造、防火區劃、防火避難設施及分間牆之變更並符合新北市建築物免辦變更使用執照要點規定。</text:p></draw:text-box><svg:title/><svg:desc/></draw:frame></text:span></text:p>
      <text:p text:style-name="內文"/>
      <text:p text:style-name="內文"/>
      <text:p text:style-name="內文"><text:span text:style-name="T16"><draw:connector draw:type="line" svg:x1="3.75in" svg:y1="0.125in" svg:x2="3.75in" svg:y2="0.375in" draw:z-index="251667968" draw:id="id8" draw:style-name="a11" draw:name="Line 35" text:anchor-type="paragraph"><svg:title/><svg:desc/></draw:connector></text:span><text:span text:style-name="T17"><draw:connector draw:type="line" svg:x1="2.375in" svg:y1="0.125in" svg:x2="2.375in" svg:y2="0.375in" draw:z-index="251668992" draw:id="id9" draw:style-name="a13" draw:name="Line 36" text:anchor-type="paragraph"><svg:title/><svg:desc/></draw:connector></text:span></text:p>
      <text:p text:style-name="內文"><text:span text:style-name="T18"><draw:frame draw:z-index="251643392" draw:id="id10" draw:style-name="a14" draw:name="Text Box 11" text:anchor-type="paragraph" svg:x="-0.125in" svg:y="0.125in" svg:width="1.625in" svg:height="1.875in" style:rel-width="scale" style:rel-height="scale"><draw:text-box><text:p text:style-name="P19">應檢附下列圖說文件：</text:p><text:p text:style-name="P20">（1）建築物分(併)戶核備申請書。</text:p><text:p text:style-name="P21">（2）分(併)戶同意書。</text:p><text:p text:style-name="P22">（3）建築物變更使用執照應檢附圖說文件 (詳本局建築物變更使用執照標準作業程序）。</text:p></draw:text-box><svg:title/><svg:desc/></draw:frame></text:span><text:span text:style-name="T23"><draw:frame draw:z-index="251647488" draw:id="id11" draw:style-name="a15" draw:name="Text Box 15" text:anchor-type="paragraph" svg:x="4.875in" svg:y="0.125in" svg:width="1.625in" svg:height="3.75in" style:rel-width="scale" style:rel-height="scale"><draw:text-box><text:p text:style-name="P24">應檢附下列圖說文件：</text:p><text:p text:style-name="P25">（1）建築物分(併)戶核備申請書。</text:p><text:p text:style-name="P26">（2）分(併)戶同意書。</text:p><text:p text:style-name="P27">（3）建築物權利證明文件（建築物登記簿謄本或改良登記物所有權狀）。</text:p><text:p text:style-name="P28">（4）原使用執照或存根聯影本。</text:p><text:p text:style-name="P29">（5）建物測量成果圖。</text:p><text:p text:style-name="P30">（6）變更後建築平面圖（1式4份，申請人簽章）。</text:p><text:p text:style-name="P31">（7）原使用執照竣工平面圖。</text:p><text:p text:style-name="P32">（8）分戶牆拆除說明書。</text:p><text:p text:style-name="P33">（9）其他指定文件。</text:p><text:p text:style-name="P34"/></draw:text-box><svg:title/><svg:desc/></draw:frame></text:span><text:span text:style-name="T35"><draw:frame draw:z-index="251645440" draw:id="id12" draw:style-name="a16" draw:name="Text Box 13" text:anchor-type="paragraph" svg:x="3.25in" svg:y="0.125in" svg:width="1.125in" svg:height="1.125in" style:rel-width="scale" style:rel-height="scale"><draw:text-box><text:p text:style-name="P36">由建築物所有權人、使用人檢附相關圖說文件逕向本局辦理。</text:p></draw:text-box><svg:title/><svg:desc/></draw:frame></text:span><text:span text:style-name="T37"><draw:frame draw:z-index="251641344" draw:id="id13" draw:style-name="a17" draw:name="Text Box 9" text:anchor-type="paragraph" svg:x="1.75in" svg:y="0.125in" svg:width="1.16667in" svg:height="1.125in" style:rel-width="scale" style:rel-height="scale"><draw:text-box><text:p text:style-name="P38">由建築物所有權人、使用人委託開業建築師辦理，圖說文件由建築師簽章負責後，向本局申請變更使用執照併案變更戶數。</text:p></draw:text-box><svg:title/><svg:desc/></draw:frame></text:span></text:p>
      <text:p text:style-name="內文"/>
      <text:p text:style-name="內文"><text:span text:style-name="T39"><draw:connector draw:type="line" svg:x1="4.375in" svg:y1="0.125in" svg:x2="4.875in" svg:y2="0.125in" draw:z-index="251649536" draw:id="id14" draw:style-name="a19" draw:name="Line 17" text:anchor-type="paragraph"><svg:title/><svg:desc/></draw:connector></text:span></text:p>
      <text:p text:style-name="內文"/>
      <text:p text:style-name="內文"><text:span text:style-name="T40"><draw:connector draw:type="line" svg:x1="1.75in" svg:y1="0in" svg:x2="1.5in" svg:y2="0in" draw:z-index="251644416" draw:id="id15" draw:style-name="a21" draw:name="Line 12" text:anchor-type="paragraph"><svg:title/><svg:desc/></draw:connector></text:span></text:p>
      <text:p text:style-name="內文"><draw:custom-shape svg:x="3.75in" svg:y="0in" svg:width="0.00069in" svg:height="0.49931in" draw:z-index="251678208" draw:id="id16" draw:style-name="a23" draw:name="Freeform 45" text:anchor-type="paragraph"><svg:title/><svg:desc/><draw:enhanced-geometry draw:type="non-primitive" svg:viewBox="0 0 1 719" draw:enhanced-path="M 1 0 L 0 719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719"/><draw:equation draw:name="f8" draw:formula="1 * ?f5"/><draw:equation draw:name="f9" draw:formula="0 * ?f4 / 719"/><draw:equation draw:name="f10" draw:formula="0 * ?f5"/><draw:equation draw:name="f11" draw:formula="719 * ?f4 / 719"/><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text:span text:style-name="T41"><draw:custom-shape svg:x="2.37431in" svg:y="0in" svg:width="0.00069in" svg:height="0.49931in" draw:z-index="251671040" draw:id="id17" draw:style-name="a25" draw:name="Freeform 38" text:anchor-type="paragraph"><svg:title/><svg:desc/><draw:enhanced-geometry draw:type="non-primitive" svg:viewBox="0 0 1 719" draw:enhanced-path="M 1 0 L 0 719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719"/><draw:equation draw:name="f8" draw:formula="1 * ?f5"/><draw:equation draw:name="f9" draw:formula="0 * ?f4 / 719"/><draw:equation draw:name="f10" draw:formula="0 * ?f5"/><draw:equation draw:name="f11" draw:formula="719 * ?f4 / 719"/><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text:span></text:p>
      <text:p text:style-name="內文"/>
      <text:p text:style-name="內文"><text:span text:style-name="T42"><draw:frame draw:z-index="251646464" draw:id="id18" draw:style-name="a26" draw:name="Text Box 14" text:anchor-type="paragraph" svg:x="3.25in" svg:y="0in" svg:width="1.125in" svg:height="1.375in" style:rel-width="scale" style:rel-height="scale"><draw:text-box><text:p text:style-name="P43">本局審核是否符合變更戶數規定，圖說文件是否齊全。</text:p></draw:text-box><svg:title/><svg:desc/></draw:frame></text:span><text:span text:style-name="T44"><draw:frame draw:z-index="251642368" draw:id="id19" draw:style-name="a27" draw:name="Text Box 10" text:anchor-type="paragraph" svg:x="1.75in" svg:y="0in" svg:width="1.17639in" svg:height="1.375in" style:rel-width="scale" style:rel-height="scale"><draw:text-box><text:p text:style-name="P45">本局依變更使用執照併案變更戶數規定辦理書面審查及竣工勘驗，並審核是否符合規定。</text:p></draw:text-box><svg:title/><svg:desc/></draw:frame></text:span></text:p>
      <text:p text:style-name="內文"/>
      <text:p text:style-name="內文"/>
      <text:p text:style-name="內文"><draw:frame draw:z-index="251652608" draw:id="id20" draw:style-name="a28" draw:name="Text Box 20" text:anchor-type="paragraph" svg:x="0.125in" svg:y="0in" svg:width="1.125in" svg:height="1.5in" style:rel-width="scale" style:rel-height="scale"><draw:text-box><text:p text:style-name="P46">有關辦理變更使用執照併案變更戶數是否須辦理消防設備審（勘），應先行洽新北市政府消防局查核。</text:p></draw:text-box><svg:title/><svg:desc/></draw:frame></text:p>
      <text:p text:style-name="內文"><draw:custom-shape svg:x="1.25in" svg:y="-0.00069in" svg:width="0.49236in" svg:height="0.00139in" draw:z-index="251651584" draw:id="id21" draw:style-name="a30" draw:name="Freeform 19" text:anchor-type="paragraph"><svg:title/><svg:desc/><draw:enhanced-geometry draw:type="non-primitive" svg:viewBox="0 0 709 2" draw:enhanced-path="M 709 0 L 0 2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4 / 2"/><draw:equation draw:name="f6" draw:formula="?f1 - ?f0"/><draw:equation draw:name="f7" draw:formula="?f6 / 709"/><draw:equation draw:name="f8" draw:formula="709 * ?f6 / 709"/><draw:equation draw:name="f9" draw:formula="0 * ?f4 / 2"/><draw:equation draw:name="f10" draw:formula="0 * ?f6 / 709"/><draw:equation draw:name="f11" draw:formula="2 * ?f4 / 2"/><draw:equation draw:name="f12" draw:formula="?f8 / ?f7"/><draw:equation draw:name="f13" draw:formula="?f9 / ?f5"/><draw:equation draw:name="f14" draw:formula="?f10 / ?f7"/><draw:equation draw:name="f15" draw:formula="?f11 / ?f5"/><draw:equation draw:name="f16" draw:formula="0 / ?f7"/><draw:equation draw:name="f17" draw:formula="?f1 / ?f7"/><draw:equation draw:name="f18" draw:formula="0 / ?f5"/><draw:equation draw:name="f19" draw:formula="?f3 / ?f5"/></draw:enhanced-geometry></draw:custom-shape></text:p>
      <text:p text:style-name="內文"><draw:custom-shape svg:x="2.12431in" svg:y="0.125in" svg:width="0.00069in" svg:height="0.74931in" draw:z-index="251653632" draw:id="id22" draw:style-name="a31" draw:name="Freeform 21" text:anchor-type="paragraph"><svg:title/><svg:desc/><draw:enhanced-geometry draw:type="non-primitive" svg:viewBox="0 0 1 1079" draw:enhanced-path="M 1 0 L 0 1079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1079"/><draw:equation draw:name="f8" draw:formula="1 * ?f5"/><draw:equation draw:name="f9" draw:formula="0 * ?f4 / 1079"/><draw:equation draw:name="f10" draw:formula="0 * ?f5"/><draw:equation draw:name="f11" draw:formula="1079 * ?f4 / 1079"/><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svg:x="3.81181in" svg:y="0.13125in" svg:width="0.00069in" svg:height="0.78125in" draw:z-index="251677184" draw:id="id23" draw:style-name="a32" draw:name="Freeform 44" text:anchor-type="paragraph"><svg:title/><svg:desc/><draw:enhanced-geometry draw:type="non-primitive" svg:viewBox="0 0 1 1125" draw:enhanced-path="M 0 0 L 0 1125 N" draw:text-areas="?f14 ?f16 ?f15 ?f17" draw:glue-points="?f11 ?f12 ?f11 ?f13"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1125"/><draw:equation draw:name="f8" draw:formula="0 * ?f5"/><draw:equation draw:name="f9" draw:formula="0 * ?f4 / 1125"/><draw:equation draw:name="f10" draw:formula="1125 * ?f4 / 1125"/><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text:p>
      <text:p text:style-name="內文"/>
      <text:p text:style-name="內文"><draw:custom-shape svg:x="1.25in" svg:y="-0.00069in" svg:width="0.86042in" svg:height="0.00069in" draw:z-index="251654656" draw:id="id24" draw:style-name="a34" draw:name="Freeform 22" text:anchor-type="paragraph"><svg:title/><svg:desc/><draw:enhanced-geometry draw:type="non-primitive" svg:viewBox="0 0 1239 1" draw:enhanced-path="M 0 1 L 1239 0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9"/><draw:equation draw:name="f7" draw:formula="?f4"/><draw:equation draw:name="f8" draw:formula="0 * ?f5 / 1239"/><draw:equation draw:name="f9" draw:formula="1 * ?f4"/><draw:equation draw:name="f10" draw:formula="1239 * ?f5 / 1239"/><draw:equation draw:name="f11" draw:formula="0 * ?f4"/><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text:p>
      <text:p text:style-name="內文"><draw:connector draw:type="line" svg:x1="1.59028in" svg:y1="0.13056in" svg:x2="1.59097in" svg:y2="0.50556in" draw:z-index="251657728" draw:id="id25" draw:style-name="a36" draw:name="Line 25" text:anchor-type="paragraph"><svg:title/><svg:desc/></draw:connector><draw:custom-shape svg:x="1.59653in" svg:y="0.12431in" svg:width="0.98681in" svg:height="0.00139in" draw:z-index="251655680" draw:id="id26" draw:style-name="a37" draw:name="Freeform 23" text:anchor-type="paragraph"><svg:title/><svg:desc/><draw:enhanced-geometry draw:type="non-primitive" svg:viewBox="0 0 1421 2" draw:enhanced-path="M 0 0 L 1421 2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4 / 2"/><draw:equation draw:name="f6" draw:formula="?f1 - ?f0"/><draw:equation draw:name="f7" draw:formula="?f6 / 1421"/><draw:equation draw:name="f8" draw:formula="0 * ?f6 / 1421"/><draw:equation draw:name="f9" draw:formula="0 * ?f4 / 2"/><draw:equation draw:name="f10" draw:formula="1421 * ?f6 / 1421"/><draw:equation draw:name="f11" draw:formula="2 * ?f4 / 2"/><draw:equation draw:name="f12" draw:formula="?f8 / ?f7"/><draw:equation draw:name="f13" draw:formula="?f9 / ?f5"/><draw:equation draw:name="f14" draw:formula="?f10 / ?f7"/><draw:equation draw:name="f15" draw:formula="?f11 / ?f5"/><draw:equation draw:name="f16" draw:formula="0 / ?f7"/><draw:equation draw:name="f17" draw:formula="?f1 / ?f7"/><draw:equation draw:name="f18" draw:formula="0 / ?f5"/><draw:equation draw:name="f19" draw:formula="?f3 / ?f5"/></draw:enhanced-geometry></draw:custom-shape><draw:connector draw:type="line" svg:x1="2.58264in" svg:y1="0.12431in" svg:x2="2.58333in" svg:y2="0.49931in" draw:z-index="251656704" draw:id="id27" draw:style-name="a39" draw:name="Line 24" text:anchor-type="paragraph"><svg:title/><svg:desc/></draw:connector><draw:connector draw:type="line" svg:x1="3.35486in" svg:y1="0.15347in" svg:x2="3.35556in" svg:y2="0.52847in" draw:z-index="251659776" draw:id="id28" draw:style-name="a41" draw:name="Line 27" text:anchor-type="paragraph"><svg:title/><svg:desc/></draw:connector><draw:connector draw:type="line" svg:x1="3.36389in" svg:y1="0.15208in" svg:x2="4.19722in" svg:y2="0.15278in" draw:z-index="251658752" draw:id="id29" draw:style-name="a42" draw:name="Line 26" text:anchor-type="paragraph"><svg:title/><svg:desc/></draw:connector><draw:connector draw:type="line" svg:x1="4.20556in" svg:y1="0.15208in" svg:x2="4.20625in" svg:y2="0.52708in" draw:z-index="251660800" draw:id="id30" draw:style-name="a44" draw:name="Line 28" text:anchor-type="paragraph"><svg:title/><svg:desc/></draw:connector><draw:frame draw:z-index="251666944" draw:id="id31" draw:style-name="a45" draw:name="Text Box 34" text:anchor-type="paragraph" svg:x="8in" svg:y="0.12708in" svg:width="1.66667in" svg:height="0.875in" style:rel-width="scale" style:rel-height="scale"><draw:text-box><text:p text:style-name="P47">副本抄送新北市政府消防局，查核是否另行通知申請人續予辦理消防審查。</text:p></draw:text-box><svg:title/><svg:desc/></draw:frame></text:p>
      <text:p text:style-name="內文"/>
      <text:p text:style-name="內文"><draw:frame draw:z-index="251673088" draw:id="id32" draw:style-name="a46" draw:name="Text Box 40" text:anchor-type="paragraph" svg:x="2.375in" svg:y="0in" svg:width="0.41667in" svg:height="0.375in" style:rel-width="scale" style:rel-height="scale"><draw:text-box><text:p text:style-name="P48">否</text:p></draw:text-box><svg:title/><svg:desc/></draw:frame><draw:frame draw:z-index="251672064" draw:id="id33" draw:style-name="a47" draw:name="Text Box 39" text:anchor-type="paragraph" svg:x="1.375in" svg:y="0in" svg:width="0.41667in" svg:height="0.375in" style:rel-width="scale" style:rel-height="scale"><draw:text-box><text:p text:style-name="P49">是</text:p></draw:text-box><svg:title/><svg:desc/></draw:frame><draw:frame draw:z-index="251661824" draw:id="id34" draw:style-name="a48" draw:name="Text Box 29" text:anchor-type="paragraph" svg:x="4in" svg:y="0in" svg:width="0.40556in" svg:height="0.37292in" style:rel-width="scale" style:rel-height="scale"><draw:text-box><text:p text:style-name="P50">是</text:p></draw:text-box><svg:title/><svg:desc/></draw:frame><draw:frame draw:z-index="251662848" draw:id="id35" draw:style-name="a49" draw:name="Text Box 30" text:anchor-type="paragraph" svg:x="3.125in" svg:y="0in" svg:width="0.375in" svg:height="0.375in" style:rel-width="scale" style:rel-height="scale"><draw:text-box><text:p text:style-name="P51">否</text:p></draw:text-box><svg:title/><svg:desc/></draw:frame></text:p>
      <text:p text:style-name="內文"><draw:custom-shape svg:x="3.35347in" svg:y="0.12708in" svg:width="0.00069in" svg:height="0.87014in" draw:z-index="251680256" draw:id="id36" draw:style-name="a51" draw:name="Freeform 47" text:anchor-type="paragraph"><svg:title/><svg:desc/><draw:enhanced-geometry draw:type="non-primitive" svg:viewBox="0 0 1 1253" draw:enhanced-path="M 0 0 L 0 1253 N" draw:text-areas="?f14 ?f16 ?f15 ?f17" draw:glue-points="?f11 ?f12 ?f11 ?f13"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1253"/><draw:equation draw:name="f8" draw:formula="0 * ?f5"/><draw:equation draw:name="f9" draw:formula="0 * ?f4 / 1253"/><draw:equation draw:name="f10" draw:formula="1253 * ?f4 / 1253"/><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custom-shape svg:x="2.57222in" svg:y="0.14306in" svg:width="0.00069in" svg:height="0.87014in" draw:z-index="251681280" draw:id="id37" draw:style-name="a53" draw:name="Freeform 48" text:anchor-type="paragraph"><svg:title/><svg:desc/><draw:enhanced-geometry draw:type="non-primitive" svg:viewBox="0 0 1 1253" draw:enhanced-path="M 0 0 L 0 1253 N" draw:text-areas="?f14 ?f16 ?f15 ?f17" draw:glue-points="?f11 ?f12 ?f11 ?f13"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1253"/><draw:equation draw:name="f8" draw:formula="0 * ?f5"/><draw:equation draw:name="f9" draw:formula="0 * ?f4 / 1253"/><draw:equation draw:name="f10" draw:formula="1253 * ?f4 / 1253"/><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text:span text:style-name="T52"><draw:custom-shape svg:x="1.56736in" svg:y="0.13125in" svg:width="0.00069in" svg:height="0.87014in" draw:z-index="251670016" draw:id="id38" draw:style-name="a55" draw:name="Freeform 37" text:anchor-type="paragraph"><svg:title/><svg:desc/><draw:enhanced-geometry draw:type="non-primitive" svg:viewBox="0 0 1 1253" draw:enhanced-path="M 0 0 L 0 1253 N" draw:text-areas="?f14 ?f16 ?f15 ?f17" draw:glue-points="?f11 ?f12 ?f11 ?f13"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1253"/><draw:equation draw:name="f8" draw:formula="0 * ?f5"/><draw:equation draw:name="f9" draw:formula="0 * ?f4 / 1253"/><draw:equation draw:name="f10" draw:formula="1253 * ?f4 / 1253"/><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text:span><draw:custom-shape svg:x="4.20556in" svg:y="0.11875in" svg:width="0.00208in" svg:height="0.86667in" draw:z-index="251675136" draw:id="id39" draw:style-name="a57" draw:name="Freeform 42" text:anchor-type="paragraph"><svg:title/><svg:desc/><draw:enhanced-geometry draw:type="non-primitive" svg:viewBox="0 0 3 1248" draw:enhanced-path="M 0 0 L 3 1248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draw:equation draw:name="f7" draw:formula="?f4 / 1248"/><draw:equation draw:name="f8" draw:formula="0 * ?f5 / 3"/><draw:equation draw:name="f9" draw:formula="0 * ?f4 / 1248"/><draw:equation draw:name="f10" draw:formula="3 * ?f5 / 3"/><draw:equation draw:name="f11" draw:formula="1248 * ?f4 / 1248"/><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text:p>
      <text:p text:style-name="內文"/>
      <text:p text:style-name="內文"><draw:custom-shape svg:x="5.62361in" svg:y="0.00556in" svg:width="0.00069in" svg:height="0.49375in" draw:z-index="251679232" draw:id="id40" draw:style-name="a59" draw:name="Freeform 46" text:anchor-type="paragraph"><svg:title/><svg:desc/><draw:enhanced-geometry draw:type="non-primitive" svg:viewBox="0 0 1 711" draw:enhanced-path="M 0 0 L 1 711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711"/><draw:equation draw:name="f8" draw:formula="0 * ?f5"/><draw:equation draw:name="f9" draw:formula="0 * ?f4 / 711"/><draw:equation draw:name="f10" draw:formula="1 * ?f5"/><draw:equation draw:name="f11" draw:formula="711 * ?f4 / 711"/><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svg:x="4.20764in" svg:y="0.00625in" svg:width="1.41667in" svg:height="0.00069in" draw:z-index="251676160" draw:id="id41" draw:style-name="a60" draw:name="Freeform 43" text:anchor-type="paragraph"><svg:title/><svg:desc/><draw:enhanced-geometry draw:type="non-primitive" svg:viewBox="0 0 2040 1" draw:enhanced-path="M 0 0 L 2040 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40"/><draw:equation draw:name="f7" draw:formula="?f4"/><draw:equation draw:name="f8" draw:formula="0 * ?f5 / 2040"/><draw:equation draw:name="f9" draw:formula="0 * ?f4"/><draw:equation draw:name="f10" draw:formula="2040 * ?f5 / 20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p text:style-name="內文"/>
      <text:p text:style-name="P53"><draw:frame draw:z-index="251664896" draw:id="id42" draw:style-name="a61" draw:name="Text Box 32" text:anchor-type="paragraph" svg:x="2.31042in" svg:y="-0.00208in" svg:width="1.33333in" svg:height="1.25in" style:rel-width="scale" style:rel-height="scale"><draw:text-box><text:p text:style-name="P54">本局發函說明不符規定原因，並通</text:p><text:p text:style-name="P55"><text:span text:style-name="T56">知補正。</text:span></text:p></draw:text-box><svg:title/><svg:desc/></draw:frame><draw:frame draw:z-index="251663872" draw:id="id43" draw:style-name="a62" draw:name="Text Box 31" text:anchor-type="paragraph" svg:x="0.125in" svg:y="0in" svg:width="2in" svg:height="1.25in" style:rel-width="scale" style:rel-height="scale"><draw:text-box><text:p text:style-name="P57">本局發函核准：</text:p><text:p text:style-name="P58">1.書面許可。</text:p><text:p text:style-name="P59">2.書面、竣工併案核准者通知申請人、建築師製作副本核對發給變更使用執照，並加註變更戶數。</text:p></draw:text-box><svg:title/><svg:desc/></draw:frame><draw:frame draw:z-index="251674112" draw:id="id44" draw:style-name="a63" draw:name="Text Box 41" text:anchor-type="paragraph" svg:x="3.75in" svg:y="0in" svg:width="1.25in" svg:height="1.25in" style:rel-width="scale" style:rel-height="scale"><draw:text-box><text:p text:style-name="P60">本局發函通知同意備查,持同意函逕向戶政單位辦理登記。</text:p></draw:text-box><svg:title/><svg:desc/></draw:frame><draw:frame draw:z-index="251665920" draw:id="id45" draw:style-name="a64" draw:name="Text Box 33" text:anchor-type="paragraph" svg:x="5.125in" svg:y="0in" svg:width="1.33333in" svg:height="1.25in" style:rel-width="scale" style:rel-height="scale"><draw:text-box><text:p text:style-name="P61">副本抄送新北市政府消防局，查核是否另行通知申請人續予辦理消防審查。</text:p></draw:text-box><svg:title/><svg:desc/></draw:frame><draw:connector draw:type="line" svg:x1="5.37083in" svg:y1="6.0375in" svg:x2="5.37083in" svg:y2="6.6625in" draw:z-index="251650560" draw:id="id46" draw:style-name="a65" draw:name="Line 18" text:anchor-type="paragraph"><svg:title/><svg:desc/></draw:connecto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Unicode MS" svg:font-family="Arial Unicode MS" style:font-family-generic="swiss" style:font-pitch="variable" svg:panose-1="2 11 6 4 2 2 2 2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標題" style:display-name="標題" style:family="paragraph" style:parent-style-name="內文">
      <style:paragraph-properties fo:widows="2" fo:orphans="2" fo:margin-top="0.0694in" fo:margin-bottom="0.0694in"/>
      <style:text-properties style:font-name="Arial Unicode MS" style:font-name-asian="Arial Unicode MS" style:font-name-complex="Arial Unicode MS" style:letter-kerning="false" fo:hyphenate="false"/>
    </style:style>
    <style:style style:name="本文縮排3" style:display-name="本文縮排 3" style:family="paragraph" style:parent-style-name="內文">
      <style:paragraph-properties fo:widows="2" fo:orphans="2" fo:margin-top="0.0694in" fo:margin-bottom="0.0694in"/>
      <style:text-properties style:font-name="Arial Unicode MS" style:font-name-asian="Arial Unicode MS" style:font-name-complex="Arial Unicode MS" style:letter-kerning="false"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style:letter-kerning="true"/>
    </style:style>
    <style:style style:name="本文" style:display-name="本文" style:family="paragraph" style:parent-style-name="內文">
      <style:paragraph-properties fo:margin-bottom="0.0833in"/>
      <style:text-properties fo:hyphenate="false"/>
    </style:style>
    <style:style style:name="本文字元" style:display-name="本文 字元" style:family="text" style:parent-style-name="預設段落字型">
      <style:text-properties style:letter-kerning="true"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draw:marker draw:name="a12" svg:viewBox="0 0 20 30" svg:d="m10 0-10 30h20z"/>
    <draw:marker draw:name="a20" svg:viewBox="0 0 20 30" svg:d="m10 0-10 30h20z"/>
    <draw:marker draw:name="a22" svg:viewBox="0 0 20 30" svg:d="m10 0-10 30h20z"/>
    <draw:marker draw:name="a3" svg:viewBox="0 0 20 30" svg:d="m10 0-10 30h20z"/>
    <draw:marker draw:name="a18" svg:viewBox="0 0 20 30" svg:d="m10 0-10 30h20z"/>
    <draw:marker draw:name="a5" svg:viewBox="0 0 20 30" svg:d="m10 0-10 30h20z"/>
    <draw:marker draw:name="a24" svg:viewBox="0 0 20 30" svg:d="m10 0-10 30h20z"/>
    <draw:marker draw:name="a33" svg:viewBox="0 0 20 30" svg:d="m10 0-10 30h20z"/>
    <draw:marker draw:name="a40" svg:viewBox="0 0 20 30" svg:d="m10 0-10 30h20z"/>
    <draw:marker draw:name="a29" svg:viewBox="0 0 20 30" svg:d="m10 0-10 30h20z"/>
    <draw:marker draw:name="a35" svg:viewBox="0 0 20 30" svg:d="m10 0-10 30h20z"/>
    <draw:marker draw:name="a43" svg:viewBox="0 0 20 30" svg:d="m10 0-10 30h20z"/>
    <draw:marker draw:name="a38" svg:viewBox="0 0 20 30" svg:d="m10 0-10 30h20z"/>
    <draw:marker draw:name="a50" svg:viewBox="0 0 20 30" svg:d="m10 0-10 30h20z"/>
    <draw:marker draw:name="a52" svg:viewBox="0 0 20 30" svg:d="m10 0-10 30h20z"/>
    <draw:marker draw:name="a54" svg:viewBox="0 0 20 30" svg:d="m10 0-10 30h20z"/>
    <draw:marker draw:name="a56" svg:viewBox="0 0 20 30" svg:d="m10 0-10 30h20z"/>
    <draw:marker draw:name="a58" svg:viewBox="0 0 20 30" svg:d="m10 0-10 30h20z"/>
    <draw:marker draw:name="a10" svg:viewBox="0 0 20 30" svg:d="m10 0-10 30h20z"/>
  </office:styles>
  <office:automatic-styles>
    <style:page-layout style:name="PL0">
      <style:page-layout-properties fo:page-width="8.268in" fo:page-height="11.693in" style:print-orientation="portrait" fo:margin-top="1in" fo:margin-left="0.5909in" fo:margin-bottom="1in" fo:margin-right="0.5909in" style:num-format="1" style:writing-mode="lr-tb" style:layout-grid-mode="line" style:layout-grid-lines="38">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經濟部水利署臺北水源特定區管理局建築物變更戶數核備 　標準作業流程說明</dc:title>
    <meta:initial-creator>a640040</meta:initial-creator>
    <dc:creator>林茂昌</dc:creator>
    <meta:creation-date>2018-11-14T06:03:00Z</meta:creation-date>
    <dc:date>2018-11-14T06:03:00Z</dc:date>
    <meta:print-date>2018-11-14T06:03:00Z</meta:print-date>
    <meta:template xlink:href="Normal.dotm" xlink:type="simple"/>
    <meta:editing-cycles>2</meta:editing-cycles>
    <meta:editing-duration>PT0S</meta:editing-duration>
    <meta:document-statistic meta:page-count="1" meta:paragraph-count="1" meta:word-count="14" meta:character-count="98" meta:row-count="1" meta:non-whitespace-character-count="85"/>
  </office:meta>
</office:document-meta>
</file>